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603cm" fo:margin-right="0cm" fo:text-indent="-0.503cm" style:auto-text-indent="false"/>
      <style:text-properties style:font-name="Arial" fo:font-size="11pt" fo:font-weight="bold" officeooo:paragraph-rsid="000fcf77" style:font-size-asian="11pt" style:font-weight-asian="bold" style:font-size-complex="11pt"/>
    </style:style>
    <style:style style:name="P2" style:family="paragraph" style:parent-style-name="Standard">
      <style:paragraph-properties fo:margin-left="0.603cm" fo:margin-right="0cm" fo:text-indent="-0.503cm" style:auto-text-indent="false"/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0fcf77" style:font-size-asian="11pt" style:font-size-complex="11pt"/>
    </style:style>
    <style:style style:name="P5" style:family="paragraph" style:parent-style-name="Standard">
      <style:text-properties style:font-name="Arial" fo:font-size="11pt" fo:font-weight="bold" officeooo:paragraph-rsid="000fcf77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fo:font-weight="bold" style:font-name-asian="Symbol" style:font-size-asian="11pt" style:font-weight-asian="bold" style:font-name-complex="Symbol" style:font-size-complex="11pt"/>
    </style:style>
    <style:style style:name="P7" style:family="paragraph" style:parent-style-name="Standard">
      <style:text-properties style:font-name="Arial" fo:font-size="11pt" fo:font-weight="bold" officeooo:rsid="0020b8d4" officeooo:paragraph-rsid="0020b8d4" style:font-name-asian="Symbol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Arial" fo:font-size="11pt" officeooo:paragraph-rsid="000fcf77" style:font-name-asian="Symbol" style:font-size-asian="11pt" style:font-name-complex="Arial" style:font-size-complex="11pt"/>
    </style:style>
    <style:style style:name="P9" style:family="paragraph" style:parent-style-name="Standard">
      <style:text-properties style:font-name="Arial" fo:font-size="11pt" style:font-name-asian="Symbol" style:font-size-asian="11pt" style:font-name-complex="Symbol" style:font-size-complex="11pt"/>
    </style:style>
    <style:style style:name="P10" style:family="paragraph" style:parent-style-name="Standard">
      <style:text-properties style:font-name="Arial" fo:font-size="11pt" style:font-name-asian="Symbol" style:font-size-asian="11pt" style:font-name-complex="Times New Roman" style:font-size-complex="11pt"/>
    </style:style>
    <style:style style:name="P11" style:family="paragraph" style:parent-style-name="Standard">
      <style:text-properties style:font-name="Arial" fo:font-size="11pt" officeooo:paragraph-rsid="0011540f" style:font-name-asian="Symbol" style:font-size-asian="11pt" style:font-name-complex="Times New Roman" style:font-size-complex="11pt"/>
    </style:style>
    <style:style style:name="P12" style:family="paragraph" style:parent-style-name="Standard">
      <style:text-properties style:font-name="Arial" fo:font-size="11pt" style:font-name-asian="Symbol" style:font-size-asian="11pt" style:font-size-complex="11pt"/>
    </style:style>
    <style:style style:name="P13" style:family="paragraph" style:parent-style-name="Standard">
      <style:text-properties fo:color="#ff0000" style:font-name="Arial" fo:font-size="11pt" officeooo:rsid="000fcf77" officeooo:paragraph-rsid="000fcf77" style:font-name-asian="Symbol" style:font-size-asian="11pt" style:font-name-complex="Arial" style:font-size-complex="11pt"/>
    </style:style>
    <style:style style:name="P14" style:family="paragraph" style:parent-style-name="Standard">
      <style:text-properties fo:color="#ff0000" style:font-name="Arial" fo:font-size="11pt" officeooo:paragraph-rsid="000fcf77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08cm"/>
        </style:tab-stops>
      </style:paragraph-properties>
      <style:text-properties fo:color="#ff0000" style:font-name="Arial" fo:font-size="11pt" fo:font-weight="bold" officeooo:paragraph-rsid="000fcf77" style:font-size-asian="11pt" style:font-weight-asian="bold" style:font-size-complex="11pt"/>
    </style:style>
    <style:style style:name="P16" style:family="paragraph" style:parent-style-name="Standard">
      <style:text-properties fo:color="#000000" style:font-name="Arial" fo:font-size="11pt" officeooo:rsid="000fcf77" officeooo:paragraph-rsid="0011540f" style:font-name-asian="Symbol" style:font-size-asian="11pt" style:font-size-complex="11pt"/>
    </style:style>
    <style:style style:name="P17" style:family="paragraph" style:parent-style-name="Standard">
      <style:text-properties fo:color="#000000" style:font-name="Arial" fo:font-size="11pt" officeooo:paragraph-rsid="0020b8d4" style:font-size-asian="11pt" style:font-size-complex="11pt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style:font-name="Arial" fo:font-size="11pt" officeooo:paragraph-rsid="000fcf77" style:font-size-asian="11pt" style:font-size-complex="11pt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style:font-name="Arial" fo:font-size="11pt" fo:font-style="italic" officeooo:paragraph-rsid="0020b8d4" style:font-size-asian="11pt" style:font-style-asian="italic" style:font-name-complex="Arial1" style:font-size-complex="11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bold" officeooo:paragraph-rsid="000fcf77" style:font-size-asian="11pt" style:font-weight-asian="bold" style:font-size-complex="11pt"/>
    </style:style>
    <style:style style:name="P21" style:family="paragraph" style:parent-style-name="Standard">
      <style:paragraph-properties fo:margin-left="0cm" fo:margin-right="0cm" fo:text-indent="-0.635cm" style:auto-text-indent="false"/>
      <style:text-properties style:font-name="Arial" fo:font-size="11pt" officeooo:paragraph-rsid="000fcf77" style:font-size-asian="11pt" style:font-name-complex="Arial" style:font-size-complex="11pt"/>
    </style:style>
    <style:style style:name="P22" style:family="paragraph" style:parent-style-name="Standard">
      <style:paragraph-properties fo:margin-left="0cm" fo:margin-right="0cm" fo:text-indent="-0.635cm" style:auto-text-indent="false"/>
      <style:text-properties style:font-name="Arial" fo:font-size="11pt" officeooo:paragraph-rsid="000fcf77" style:font-name-asian="Symbol" style:font-size-asian="11pt" style:font-name-complex="Arial" style:font-size-complex="11pt"/>
    </style:style>
    <style:style style:name="P23" style:family="paragraph" style:parent-style-name="Standard">
      <style:paragraph-properties fo:margin-left="0.635cm" fo:margin-right="0cm" fo:text-indent="-0.635cm" style:auto-text-indent="false"/>
      <style:text-properties style:font-name="Arial" fo:font-size="11pt" officeooo:paragraph-rsid="000fcf77" style:font-name-asian="Symbol" style:font-size-asian="11pt" style:font-name-complex="Arial" style:font-size-complex="11pt"/>
    </style:style>
    <style:style style:name="P24" style:family="paragraph" style:parent-style-name="Standard">
      <style:paragraph-properties fo:margin-left="0.635cm" fo:margin-right="0cm" fo:text-indent="-0.635cm" style:auto-text-indent="false"/>
      <style:text-properties style:font-name="Arial" fo:font-size="11pt" officeooo:paragraph-rsid="000fcf77" style:font-name-asian="Symbol" style:font-size-asian="11pt" style:font-size-complex="11pt"/>
    </style:style>
    <style:style style:name="P25" style:family="paragraph" style:parent-style-name="Recuo_20_de_20_corpo_20_de_20_texto_20_2">
      <style:paragraph-properties fo:margin-left="0.635cm" fo:margin-right="0cm" fo:text-indent="-0.635cm" style:auto-text-indent="false"/>
      <style:text-properties style:font-name="Arial" fo:font-size="11pt" officeooo:paragraph-rsid="000fcf77" style:font-size-asian="11pt" style:font-size-complex="11pt"/>
    </style:style>
    <style:style style:name="P26" style:family="paragraph" style:parent-style-name="Recuo_20_de_20_corpo_20_de_20_texto_20_2">
      <style:paragraph-properties fo:margin-left="0.635cm" fo:margin-right="0cm" fo:text-indent="-0.635cm" style:auto-text-indent="false"/>
      <style:text-properties style:font-name="Arial" fo:font-size="11pt" officeooo:paragraph-rsid="000fcf77" style:font-name-asian="Symbol" style:font-size-asian="11pt" style:font-size-complex="11pt"/>
    </style:style>
    <style:style style:name="P27" style:family="paragraph" style:parent-style-name="Standard">
      <style:paragraph-properties fo:margin-left="0cm" fo:margin-right="0cm" fo:text-indent="1.249cm" style:auto-text-indent="false"/>
      <style:text-properties style:font-name="Arial" fo:font-size="11pt" officeooo:paragraph-rsid="000fcf77" style:font-size-asian="11pt" style:font-size-complex="11pt"/>
    </style:style>
    <style:style style:name="P28" style:family="paragraph" style:parent-style-name="Standard">
      <style:paragraph-properties fo:margin-left="0.318cm" fo:margin-right="0cm" fo:text-indent="0cm" style:auto-text-indent="false"/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margin-left="0.318cm" fo:margin-right="0cm" fo:text-indent="-0.318cm" style:auto-text-indent="false"/>
      <style:text-properties style:font-name="Arial" fo:font-size="11pt" style:font-name-asian="Symbol" style:font-size-asian="11pt" style:font-name-complex="Symbol" style:font-size-complex="11pt"/>
    </style:style>
    <style:style style:name="P30" style:family="paragraph" style:parent-style-name="Text_20_body_20_indent">
      <style:paragraph-properties fo:margin-left="0.635cm" fo:margin-right="0cm" fo:text-indent="0cm" style:auto-text-indent="false"/>
      <style:text-properties style:font-name="Arial" fo:font-size="11pt" fo:font-weight="bold" officeooo:paragraph-rsid="0020b8d4" style:font-size-asian="11pt" style:font-weight-asian="bold" style:font-size-complex="11pt" style:font-weight-complex="bold"/>
    </style:style>
    <style:style style:name="P31" style:family="paragraph" style:parent-style-name="Text_20_body">
      <style:text-properties fo:color="#000000" style:font-name="Arial" fo:font-size="11pt" fo:font-style="italic" officeooo:paragraph-rsid="0020b8d4" style:font-size-asian="11pt" style:font-style-asian="italic" style:font-name-complex="Arial1" style:font-size-complex="11pt"/>
    </style:style>
    <style:style style:name="P32" style:family="paragraph" style:parent-style-name="Standard" style:master-page-name="Standard">
      <style:paragraph-properties fo:margin-left="0.603cm" fo:margin-right="0cm" fo:text-indent="-0.503cm" style:auto-text-indent="false" style:page-number="auto"/>
      <style:text-properties style:font-name="Arial" fo:font-size="11pt" fo:font-weight="bold" officeooo:paragraph-rsid="000fcf77" style:font-size-asian="11pt" style:font-weight-asian="bold" style:font-size-complex="11pt"/>
    </style:style>
    <style:style style:name="P33" style:family="paragraph" style:parent-style-name="Standard" style:list-style-name="WW8Num8">
      <style:paragraph-properties>
        <style:tab-stops>
          <style:tab-stop style:position="1.207cm"/>
        </style:tab-stops>
      </style:paragraph-properties>
      <style:text-properties style:font-name="Arial" fo:font-size="11pt" officeooo:paragraph-rsid="000fcf77" style:font-size-asian="11pt" style:font-name-complex="Arial" style:font-size-complex="11pt"/>
    </style:style>
    <style:style style:name="P34" style:family="paragraph" style:parent-style-name="Standard" style:list-style-name="WW8Num8">
      <style:text-properties style:font-name="Arial" fo:font-size="11pt" officeooo:paragraph-rsid="000fcf77" style:font-size-asian="11pt" style:font-size-complex="11pt"/>
    </style:style>
    <style:style style:name="P35" style:family="paragraph" style:parent-style-name="Standard" style:list-style-name="WW8Num6">
      <style:text-properties style:font-name="Arial" fo:font-size="11pt" style:font-size-asian="11pt" style:font-size-complex="11pt"/>
    </style:style>
    <style:style style:name="P36" style:family="paragraph" style:parent-style-name="Standard" style:list-style-name="WW8Num3">
      <style:paragraph-properties>
        <style:tab-stops>
          <style:tab-stop style:position="1.307cm"/>
        </style:tab-stops>
      </style:paragraph-properties>
      <style:text-properties style:font-name="Arial" fo:font-size="11pt" officeooo:paragraph-rsid="000fcf77" style:font-name-asian="Symbol" style:font-size-asian="11pt" style:font-name-complex="Arial" style:font-size-complex="11pt"/>
    </style:style>
    <style:style style:name="P37" style:family="paragraph" style:parent-style-name="Standard" style:list-style-name="WW8Num6">
      <style:text-properties style:font-name="Arial" fo:font-size="11pt" officeooo:paragraph-rsid="000fcf77" style:font-name-asian="Symbol" style:font-size-asian="11pt" style:font-name-complex="Arial" style:font-size-complex="11pt"/>
    </style:style>
    <style:style style:name="P38" style:family="paragraph" style:parent-style-name="Standard" style:list-style-name="WW8Num1">
      <style:text-properties style:font-name="Arial" fo:font-size="11pt" style:font-name-asian="Symbol" style:font-size-asian="11pt" style:font-name-complex="Symbol" style:font-size-complex="11pt"/>
    </style:style>
    <style:style style:name="P39" style:family="paragraph" style:parent-style-name="Standard" style:list-style-name="WW8Num4">
      <style:paragraph-properties fo:margin-left="1.27cm" fo:margin-right="0cm" fo:text-indent="-0.318cm" style:auto-text-indent="false">
        <style:tab-stops>
          <style:tab-stop style:position="1.588cm"/>
        </style:tab-stops>
      </style:paragraph-properties>
      <style:text-properties style:font-name="Arial" fo:font-size="11pt" style:font-size-asian="11pt" style:font-size-complex="11pt"/>
    </style:style>
    <style:style style:name="P40" style:family="paragraph" style:parent-style-name="Standard" style:list-style-name="WW8Num3">
      <style:paragraph-properties fo:margin-left="1.27cm" fo:margin-right="0cm" fo:text-indent="-0.318cm" style:auto-text-indent="false">
        <style:tab-stops>
          <style:tab-stop style:position="1.27cm"/>
        </style:tab-stops>
      </style:paragraph-properties>
      <style:text-properties style:font-name="Arial" fo:font-size="11pt" style:font-name-asian="Symbol" style:font-size-asian="11pt" style:font-name-complex="Symbol" style:font-size-complex="11pt"/>
    </style:style>
    <style:style style:name="P41" style:family="paragraph" style:parent-style-name="Text_20_body">
      <style:text-properties fo:color="#000000" style:font-name="Arial" fo:font-size="11pt" fo:font-style="normal" fo:font-weight="bold" officeooo:rsid="0021b26f" officeooo:paragraph-rsid="00225825" style:font-size-asian="11pt" style:font-style-asian="normal" style:font-weight-asian="bold" style:font-name-complex="Arial1" style:font-size-complex="11pt" style:font-style-complex="normal" style:font-weight-complex="bold"/>
    </style:style>
    <style:style style:name="T1" style:family="text">
      <style:text-properties officeooo:rsid="000fcf77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cf77" style:font-weight-asian="bold" style:font-weight-complex="bold"/>
    </style:style>
    <style:style style:name="T5" style:family="text">
      <style:text-properties fo:font-weight="bold" officeooo:rsid="0020b8d4" style:font-weight-asian="bold" style:font-weight-complex="bold"/>
    </style:style>
    <style:style style:name="T6" style:family="text">
      <style:text-properties fo:font-weight="bold" style:font-weight-asian="bold" style:font-name-complex="Arial" style:font-weight-complex="bold"/>
    </style:style>
    <style:style style:name="T7" style:family="text">
      <style:text-properties fo:font-weight="bold" officeooo:rsid="0020b8d4" style:font-weight-asian="bold"/>
    </style:style>
    <style:style style:name="T8" style:family="text">
      <style:text-properties style:font-name-complex="Arial"/>
    </style:style>
    <style:style style:name="T9" style:family="text">
      <style:text-properties fo:font-style="italic" style:font-style-asian="italic" style:font-name-complex="Arial" style:font-style-complex="italic"/>
    </style:style>
    <style:style style:name="T10" style:family="text">
      <style:text-properties fo:color="#000000"/>
    </style:style>
    <style:style style:name="T11" style:family="text">
      <style:text-properties fo:color="#000000" fo:font-weight="bold" officeooo:rsid="000fcf77" style:font-weight-asian="bold" style:font-weight-complex="bold"/>
    </style:style>
    <style:style style:name="T12" style:family="text">
      <style:text-properties fo:color="#000000" officeooo:rsid="000fcf77"/>
    </style:style>
    <style:style style:name="T13" style:family="text">
      <style:text-properties officeooo:rsid="001ed131"/>
    </style:style>
    <style:style style:name="T14" style:family="text">
      <style:text-properties officeooo:rsid="0021b26f"/>
    </style:style>
    <style:style style:name="T15" style:family="text">
      <style:text-properties officeooo:rsid="00225825"/>
    </style:style>
    <style:style style:name="Sect1" style:family="section">
      <style:section-properties style:writing-mode="lr-tb" style:editable="false">
        <style:columns fo:column-count="2">
          <style:column style:rel-width="5220*" fo:start-indent="0cm" fo:end-indent="0.635cm"/>
          <style:column style:rel-width="5220*" fo:start-indent="0.635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3">E</text:span>xercício de fixação <text:span text:style-name="T14">3 </text:span>– Economia Geral <text:span text:style-name="T1">2017.2</text:span></text:p>
      <text:p text:style-name="P1">Prof. Wagner Molina</text:p>
      <text:p text:style-name="P20"/>
      <text:p text:style-name="P5">Assinale a alternativa correta:</text:p>
      <text:p text:style-name="P5"/>
      <text:p text:style-name="P25"><text:span text:style-name="T3">1- </text:span>O mercado de um bem X <text:s/>se caracteriza por um grande número de compradores e um pequeno número de produtores. A denominação técnica de um mercado desse tipo é:</text:p>
      <text:list xml:id="list3443272376" text:style-name="WW8Num8">
        <text:list-header>
          <text:p text:style-name="P33"><text:span text:style-name="T1">a) </text:span>Monopólio</text:p>
          <text:p text:style-name="P33"><text:span text:style-name="T1">b) </text:span>Oligopólio</text:p>
          <text:p text:style-name="P33"><text:span text:style-name="T1">c) </text:span>Concorrência Perfeita</text:p>
          <text:p text:style-name="P33"><text:span text:style-name="T1">d) </text:span>Cartel</text:p>
          <text:p text:style-name="P33"><text:span text:style-name="T1">e) </text:span>Concorrência Monopolística</text:p>
        </text:list-header>
      </text:list>
      <text:p text:style-name="P21"/>
      <text:p text:style-name="P8"/>
      <text:p text:style-name="P26"><text:span text:style-name="T3">2-</text:span> No Brasil, qual dos bens a seguir é <text:span text:style-name="T3">produzido</text:span> em uma estrutura de mercado tipicamente oligopolista?</text:p>
      <text:p text:style-name="P23">a) milho<text:tab/>b) petróleo<text:tab/>c) carne<text:tab/>d) automóveis<text:tab/><text:tab/>e) roupas</text:p>
      <text:p text:style-name="P22"/>
      <text:p text:style-name="P26"><text:span text:style-name="T3">3-</text:span> Um mercado de concorrência monopolística é aquele em que atuam:</text:p>
      <text:list xml:id="list934854865" text:style-name="WW8Num3">
        <text:list-header>
          <text:p text:style-name="P36"><text:span text:style-name="T1">a) </text:span>um grande número de pequenas firmas que vendem produtos diferenciados;</text:p>
          <text:p text:style-name="P36"><text:span text:style-name="T1">b) </text:span>um pequeno número de grandes firmas que vendem produtos diferenciados;</text:p>
          <text:p text:style-name="P36"><text:span text:style-name="T1">c) </text:span>um grande número de pequenas firmas que vendem produtos homogêneos;</text:p>
          <text:p text:style-name="P36"><text:span text:style-name="T1">d) </text:span>um pequeno número de grandes firmas que vendem produtos homogêneos;</text:p>
          <text:p text:style-name="P36"><text:span text:style-name="T1">e) </text:span>um grande número de grandes firmas que vendem produtos que são complementares.</text:p>
        </text:list-header>
      </text:list>
      <text:p text:style-name="P22"/>
      <text:p text:style-name="P24"><text:span text:style-name="T6">4-</text:span><text:span text:style-name="T8"> </text:span><text:span text:style-name="T9">Quais dos seguintes pares são incompatíveis?</text:span></text:p>
      <text:list xml:id="list1140702284" text:style-name="WW8Num6">
        <text:list-item>
          <text:p text:style-name="P37">perfeita competição – muitos vendedores</text:p>
        </text:list-item>
        <text:list-item>
          <text:p text:style-name="P37">monopsônio – um único comprador</text:p>
        </text:list-item>
        <text:list-item>
          <text:p text:style-name="P37">monopólio – um único vendedor</text:p>
        </text:list-item>
        <text:list-item>
          <text:p text:style-name="P37">oligopólio – poucas firmas ofertantes</text:p>
        </text:list-item>
        <text:list-item>
          <text:p text:style-name="P37">concorrência monopolística – produtos homogêneos</text:p>
        </text:list-item>
      </text:list>
      <text:p text:style-name="P13"/>
      <text:p text:style-name="P4"><text:span text:style-name="T4">5- </text:span>O objetivo das estratégias de fixação de preços é, fundamentalmente:</text:p>
      <text:list xml:id="list142454266567468" text:continue-list="list3443272376" text:style-name="WW8Num8">
        <text:list-item>
          <text:list>
            <text:list-item>
              <text:list>
                <text:list-item>
                  <text:p text:style-name="P34">minimizar os custos da empresa;</text:p>
                </text:list-item>
                <text:list-item>
                  <text:p text:style-name="P34">reduzir o estoque da empresa;</text:p>
                </text:list-item>
                <text:list-item>
                  <text:p text:style-name="P34">captar o excedente do consumidor;</text:p>
                </text:list-item>
                <text:list-item>
                  <text:p text:style-name="P34">determinar um preço de vendas ótimo para a produção;</text:p>
                </text:list-item>
                <text:list-item>
                  <text:p text:style-name="P34">obter rendimentos de escala;</text:p>
                </text:list-item>
              </text:list>
            </text:list-item>
          </text:list>
        </text:list-item>
      </text:list>
      <text:p text:style-name="P14"/>
      <text:p text:style-name="P4"><text:span text:style-name="T11">6-</text:span><text:span text:style-name="T12"> </text:span><text:span text:style-name="T10">No</text:span> caso da tarifa em duas partes, pode –se dizer que <text:span text:style-name="T3">não vale a pena</text:span> cobrar uma elevada tarifa “de entrada” e uma tarifa posterior pequena quando:</text:p>
      <text:p text:style-name="P27">a) o público consumidor é exigente;</text:p>
      <text:p text:style-name="P18">b) o público consumidor é homogêneo;</text:p>
      <text:p text:style-name="P18">c) o público consumidor é heterogêneo;</text:p>
      <text:p text:style-name="P18">d) o público consumidor é fiel a outra marca;</text:p>
      <text:p text:style-name="P18">e) o público consumidor é pouco numeroso; </text:p>
      <text:p text:style-name="P15"/>
      <text:p text:style-name="P2"><text:span text:style-name="T7">7</text:span><text:span text:style-name="T2">- </text:span>Uma empresa contratou você como administrador de vendas, e os acionistas desejam saber se o preço de venda do produto está “adequado”. Você sabe que:</text:p>
      <text:list xml:id="list3965518152" text:style-name="WW8Num4">
        <text:list-item>
          <text:p text:style-name="P39">A empresa praticamente não tem concorrentes;</text:p>
        </text:list-item>
        <text:list-item>
          <text:p text:style-name="P39">O preço de venda de cada unidade do produto está fixado, atualmente, em R$ 270,00;</text:p>
        </text:list-item>
        <text:list-item>
          <text:p text:style-name="P39">O custo da produção do último lote foi de 215,00;</text:p>
        </text:list-item>
        <text:list-item>
          <text:p text:style-name="P39">A demanda pelo produto possui uma elasticidade-preço de cerca de -7.</text:p>
        </text:list-item>
      </text:list>
      <text:p text:style-name="P3"/>
      <text:p text:style-name="P28">Após a realização de alguns cálculos, você vai informar a diretoria da empresa que, para aumentar a lucratividade dos acionistas, seria recomendável que o preço:</text:p>
      <text:list xml:id="list142453367142433" text:continue-list="list1140702284" text:style-name="WW8Num6">
        <text:list-header>
          <text:p text:style-name="P35"><text:soft-page-break/><text:span text:style-name="T1">a) </text:span>Suba para cerca de R$ 315,00;</text:p>
          <text:p text:style-name="P35"><text:span text:style-name="T1">b) </text:span>Seja aumentado em R$ 19,00;</text:p>
          <text:p text:style-name="P35"><text:span text:style-name="T1">c) </text:span>Seja reduzido para algo em torno de R$ 188,00;</text:p>
          <text:p text:style-name="P35"><text:span text:style-name="T1">d) </text:span>Caia em cerca de R$ 19,00;</text:p>
          <text:p text:style-name="P35"><text:span text:style-name="T1">e) </text:span>Permaneça estável.</text:p>
        </text:list-header>
      </text:list>
      <text:p text:style-name="P6"/>
      <text:p text:style-name="P29"><text:span text:style-name="T7">8</text:span><text:span text:style-name="T2">-</text:span> Os acionistas de uma grande empresa desejam saber se o montante investido em propaganda deveria aumentar, diminuir ou permanecer estável. A empresa dispõe dos seguintes dados:</text:p>
      <text:list xml:id="list142454261176630" text:continue-list="list934854865" text:style-name="WW8Num3">
        <text:list-item>
          <text:list>
            <text:list-item>
              <text:list>
                <text:list-item>
                  <text:p text:style-name="P40">Ano passado, os investimentos em propaganda cresceram 10% e o resultado foi um aumento de 3% nas vendas;</text:p>
                </text:list-item>
                <text:list-item>
                  <text:p text:style-name="P40">A elasticidade-preço da demanda desta empresa é de -3.</text:p>
                </text:list-item>
                <text:list-item>
                  <text:p text:style-name="P40">O faturamento da empresa está hoje em 145 milhões de dólares anuais e o investimento em propaganda é de 15 milhões ao ano.</text:p>
                </text:list-item>
              </text:list>
            </text:list-item>
          </text:list>
        </text:list-item>
      </text:list>
      <text:p text:style-name="P9"/>
      <text:p text:style-name="P9">O investimento em propaganda desta empresa deveria:</text:p>
      <text:section text:style-name="Sect1" text:name="Seção1">
        <text:list xml:id="list2225035639" text:style-name="WW8Num1">
          <text:list-header>
            <text:p text:style-name="P38"><text:span text:style-name="T1">a) </text:span>Permanecer estável;</text:p>
            <text:p text:style-name="P38"><text:span text:style-name="T1">b) </text:span>Aumentar em 14, 5 milhões;</text:p>
            <text:p text:style-name="P38"><text:span text:style-name="T1">c) </text:span>Diminuir em 30%;</text:p>
            <text:p text:style-name="P38"><text:span text:style-name="T1">d) </text:span>Aumentar em 0,5 milhão;</text:p>
            <text:p text:style-name="P38"><text:span text:style-name="T1">e) </text:span>Diminuir em 0,5 milhão.</text:p>
          </text:list-header>
        </text:list>
      </text:section>
      <text:p text:style-name="P10"/>
      <text:p text:style-name="P16"><text:span text:style-name="T5">9</text:span><text:span text:style-name="T3">-</text:span> Um empresário lhe perguntou se vale a pena adotar a estratégia de vendas em pacotes em sua loja de discos, fornecendo-lhe os seguintes dados sobre o comportamento de seus fregueses:</text:p>
      <text:p text:style-name="P16">No segmento dos jovens, os fregueses pagam mais por “Funk Pancadão”, sendo que o preço médio que otimiza o faturamento é de R$ 18,00. Os mesmos clientes só adquirem “Sertanejo” quando é cobrado um preço promocional de R$ 12,90.</text:p>
      <text:p text:style-name="P16">Entre o público mais velho, o gênero “Funk Pancadão” só têm boa saída quando vendido a 13,00 cada CD, sendo que os de "Sertanejo” vendem bem mesmo a preços em torno de R$ 23,00.</text:p>
      <text:p text:style-name="P16"/>
      <text:p text:style-name="P16">Após uma breve análise, você pode concluir que, neste caso:</text:p>
      <text:p text:style-name="P16">a) Não vale a pena vender em pacotes</text:p>
      <text:p text:style-name="P16">b) Vale a pena vender em pacotes, pois o público é muito homogêneo;</text:p>
      <text:p text:style-name="P16">c) Vale a pena vender em pacotes, pois o público possui demanda extremamente inelástica;</text:p>
      <text:p text:style-name="P16">d) Vale a pena vender em pacotes, pois o público possui demanda negativamente relacionada;</text:p>
      <text:p text:style-name="P16">e) Tanto faz vender em pacotes ou separadamente.</text:p>
      <text:p text:style-name="P11"/>
      <text:p text:style-name="P7">Resolva o exercício abaixo:</text:p>
      <text:p text:style-name="P12"/>
      <text:p text:style-name="P17">No mercado não competitivo, diferentes empresas podem praticar um preço de venda superior ao que seria praticado num mercado competitivo. Três empresas (A, B e C) dominam 80% do mercado de sabão em pó, enquanto os 20% restantes são divididos entre cerca de 10 firmas de pequeno porte. <text:s/>Para cada uma destas empresas, a demanda por seus respectivos produtos tem um comportamento diferente:</text:p>
      <text:p text:style-name="P30"/>
      <text:p text:style-name="P19">- Os consumidores da empresa A consomem 15% menos quando o preço do sabão em pó A sobe de R$ 5, 00 para R$ 5, 20.</text:p>
      <text:p text:style-name="P19">- O público das empresas B e C, diante de um aumento de preços similar (em %) em suas respectivas marcas de sabão em pó, reduz sua demanda por tais marcas em 30%.</text:p>
      <text:p text:style-name="P31">- Caso efetuassem um aumento de preços desta magnitude (em %), as demais marcas perderiam cerca de 70% de seu mercado.</text:p>
      <text:p text:style-name="P31"/>
      <text:p text:style-name="P41"><text:span text:style-name="T15">Calcule a margem de lucro para cada caso.</text:span></text:p>
      <text:p text:style-name="P41"><text:span text:style-name="T15">Com base nas margens de lucro calculadas, é</text:span> possível determinar qual empresa é a MAIOR do mercado? Comente sua resposta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-0.566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.635cm" fo:margin-right="0cm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1z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>
      <style:text-properties fo:font-style="normal" fo:font-weight="bold" style:font-style-asian="normal" style:font-weight-asian="bold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style="normal" fo:font-weight="bold" style:font-style-asian="normal" style:font-weight-asian="bold"/>
    </style:style>
    <style:style style:name="WW8Num4z1" style:family="text">
      <style:text-properties fo:font-size="11pt" fo:font-weight="bold" style:font-size-asian="11pt" style:font-weight-asian="bold" style:font-size-complex="11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11pt" fo:font-weight="bold" style:font-size-asian="11pt" style:font-weight-asian="bold" style:font-size-complex="11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fo:font-weight="bold" style:font-weight-asian="bold"/>
    </style:style>
    <style:style style:name="WW8Num8z1" style:family="text"/>
    <style:style style:name="WW8Num8z2" style:family="text">
      <style:text-properties fo:font-style="normal" fo:font-weight="normal" style:font-style-asian="normal" style:font-weight-asian="norma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Fonte_20_parág._20_padrão" style:display-name="Fonte parág. padrão" style:family="text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-" style:num-format="1" text:start-value="2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-" style:num-format="1">
        <style:list-level-properties text:list-level-position-and-space-mode="label-alignment">
          <style:list-level-label-alignment text:label-followed-by="listtab" fo:text-indent="-0.635cm" fo:margin-left="0.73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0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76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546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16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86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35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2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6z1" style:num-suffix="-" style:num-format="1" text:start-value="3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339cm" fo:margin-left="0.704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244cm" fo:text-indent="-0.635cm" fo:margin-left="3.2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14cm" fo:text-indent="-0.635cm" fo:margin-left="4.514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784cm" fo:text-indent="-0.635cm" fo:margin-left="5.78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054cm" fo:text-indent="-0.635cm" fo:margin-left="7.05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324cm" fo:text-indent="-0.635cm" fo:margin-left="8.324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9.594cm" fo:text-indent="-0.635cm" fo:margin-left="9.59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864cm" fo:text-indent="-0.635cm" fo:margin-left="10.86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134cm" fo:text-indent="-0.635cm" fo:margin-left="12.13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-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-" style:num-format="I">
        <style:list-level-properties text:list-level-position-and-space-mode="label-alignment">
          <style:list-level-label-alignment text:label-followed-by="listtab" fo:text-indent="-1.27cm" fo:margin-left="1.371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06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76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4.546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16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86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356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2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49:58.519000000</meta:creation-date>
    <dc:date>2017-10-06T14:24:52.716000000</dc:date>
    <meta:editing-duration>PT14M33S</meta:editing-duration>
    <meta:editing-cycles>5</meta:editing-cycles>
    <meta:generator>LibreOffice/5.4.1.2$Windows_x86 LibreOffice_project/ea7cb86e6eeb2bf3a5af73a8f7777ac570321527</meta:generator>
    <meta:print-date>2017-05-08T13:02:56.491000000</meta:print-date>
    <meta:document-statistic meta:table-count="0" meta:image-count="0" meta:object-count="0" meta:page-count="2" meta:paragraph-count="72" meta:word-count="875" meta:character-count="5089" meta:non-whitespace-character-count="4293"/>
  </office:meta>
</office:document-meta>
</file>